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30000021B8762733F1BE3984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4.4701in" draw:z-index="0"><draw:image xlink:href="Pictures/10000001000003430000021B8762733F1BE398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11:16:16.736000000</meta:creation-date>
    <dc:date>2023-02-22T11:17:19.243000000</dc:date>
    <meta:editing-duration>PT1M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